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33063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4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4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4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4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4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4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71">အမည် <text:s text:c="2"/><text:span text:style-name="T8"><text:user-field-get text:name="py3o.o.company_id.hr_head_id.name">hr_head</text:user-field-get></text:span></text:p>
            <text:p text:style-name="P72"><draw:line text:anchor-type="paragraph" draw:z-index="20" draw:name="Shape3_15" draw:style-name="gr1" draw:text-style-name="P74" svg:x1="0.4043in" svg:y1="-0.1098in" svg:x2="3.3559in" svg:y2="-0.1098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1"><draw:line text:anchor-type="paragraph" draw:z-index="21" draw:name="Shape3_16" draw:style-name="gr1" draw:text-style-name="P74" svg:x1="0.439in" svg:y1="-0.0972in" svg:x2="3.3437in" svg:y2="-0.104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3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1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5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6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6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08:12.661000000</dc:date>
    <meta:editing-duration>P1DT19H50M48S</meta:editing-duration>
    <meta:editing-cycles>1002</meta:editing-cycles>
    <meta:document-statistic meta:table-count="7" meta:image-count="0" meta:object-count="0" meta:page-count="4" meta:paragraph-count="122" meta:word-count="413" meta:character-count="2624" meta:non-whitespace-character-count="2286"/>
  </office:meta>
</office:document-meta>
</file>